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top" fo:background-color="#D9D9D9"/>
    </style:style>
    <style:style style:name="ce6" style:family="table-cell" style:parent-style-name="Heading_3" style:data-style-name="N0">
      <style:table-cell-properties style:vertical-align="top" fo:background-color="#D9D9D9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size="9pt" style:font-size-asian="9pt" style:font-size-complex="9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2.06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3.255625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whole-number() and cell-content-is-between(1,9)">
          <table:help-message table:display="true"/>
          <table:error-message table:display="true"/>
        </table:content-validation>
        <table:content-validation table:name="val2" table:condition="of:cell-content-is-whole-number() and cell-content-is-not-between(1,9)">
          <table:help-message table:display="true"/>
          <table:error-message table:display="true"/>
        </table:content-validation>
        <table:content-validation table:name="val3" table:condition="of:cell-content-is-whole-number() and cell-content()=5">
          <table:help-message table:display="true"/>
          <table:error-message table:display="true"/>
        </table:content-validation>
        <table:content-validation table:name="val4" table:condition="of:cell-content-is-whole-number() and cell-content()!=5">
          <table:help-message table:display="true"/>
          <table:error-message table:display="true"/>
        </table:content-validation>
        <table:content-validation table:name="val5" table:condition="of:cell-content-is-whole-number() and cell-content()&gt;5">
          <table:help-message table:display="true"/>
          <table:error-message table:display="true"/>
        </table:content-validation>
        <table:content-validation table:name="val6" table:condition="of:cell-content-is-whole-number() and cell-content()&lt;5">
          <table:help-message table:display="true"/>
          <table:error-message table:display="true"/>
        </table:content-validation>
        <table:content-validation table:name="val7" table:condition="of:cell-content-is-whole-number() and cell-content()&gt;=5">
          <table:help-message table:display="true"/>
          <table:error-message table:display="true"/>
        </table:content-validation>
        <table:content-validation table:name="val8" table:condition="of:cell-content-is-whole-number() and cell-content()&lt;=5">
          <table:help-message table:display="true"/>
          <table:error-message table:display="true"/>
        </table:content-validation>
        <table:content-validation table:name="val9" table:condition="of:cell-content-is-whole-number() and cell-content-is-between(3,5)">
          <table:help-message table:display="true"/>
          <table:error-message table:display="true"/>
        </table:content-validation>
        <table:content-validation table:name="val10" table:condition="of:cell-content-is-decimal-number() and cell-content-is-between(3,5)">
          <table:help-message table:display="true"/>
          <table:error-message table:display="true"/>
        </table:content-validation>
        <table:content-validation table:name="val11" table:condition="of:cell-content-is-date() and cell-content-is-between(36163,36165)">
          <table:help-message table:display="true"/>
          <table:error-message table:display="true"/>
        </table:content-validation>
        <table:content-validation table:name="val12" table:condition="of:cell-content-is-time() and cell-content-is-between(0.125,0.208333333333333)">
          <table:help-message table:display="true"/>
          <table:error-message table:display="true"/>
        </table:content-validation>
        <table:content-validation table:name="val13" table:condition="of:cell-content-text-length-is-between(3,5)">
          <table:help-message table:display="true"/>
          <table:error-message table:display="true"/>
        </table:content-validation>
        <table:content-validation table:name="val14" table:condition="of:cell-content-is-whole-number() and cell-content-is-between([.C7],[.$E$8]+1)" table:base-cell-address="Formulas.B7">
          <table:help-message table:display="true"/>
          <table:error-message table:display="true"/>
        </table:content-validation>
        <table:content-validation table:name="val15" table:condition="of:is-true-formula([.B12]=[.C12])" table:base-cell-address="Formulas.B12">
          <table:help-message table:display="true"/>
          <table:error-message table:display="true"/>
        </table:content-validation>
        <table:content-validation table:name="val16" table:condition="of:is-true-formula([.B14]=[.$C$14])" table:base-cell-address="Formulas.B14">
          <table:help-message table:display="true"/>
          <table:error-message table:display="true"/>
        </table:content-validation>
        <table:content-validation table:name="val17" table:condition="of:cell-content-is-in-list([.C$19:.C$21])" table:base-cell-address="Formulas.B19">
          <table:help-message table:display="true"/>
          <table:error-message table:display="true"/>
        </table:content-validation>
        <table:content-validation table:name="val18" table:condition="of:cell-content-is-in-list([.$C$22:.$C$24])" table:base-cell-address="Formulas.B22">
          <table:help-message table:display="true"/>
          <table:error-message table:display="true"/>
        </table:content-validation>
        <table:content-validation table:name="val19" table:condition="of:cell-content-is-in-list($$name)" table:base-cell-address="Formulas.B25">
          <table:help-message table:display="true"/>
          <table:error-message table:display="true"/>
        </table:content-validation>
        <table:content-validation table:name="val20" table:condition="of:cell-content-is-in-list(&quot;A&quot;;&quot;B&quot;;&quot;C&quot;)">
          <table:help-message table:display="true"/>
          <table:error-message table:display="true"/>
        </table:content-validation>
        <table:content-validation table:name="val21" table:condition="of:cell-content-is-in-list(&quot;A&quot;;&quot;B&quot;;&quot;C  &quot;;&quot;1%&quot;)">
          <table:help-message table:display="true"/>
          <table:error-message table:display="true"/>
        </table:content-validation>
        <table:content-validation table:name="val22" table:condition="of:cell-content-is-whole-number() and cell-content()=5">
          <table:help-message table:display="true"/>
          <table:error-message table:display="true"/>
        </table:content-validation>
        <table:content-validation table:name="val23" table:condition="of:cell-content-is-whole-number() and cell-content()=5" table:allow-empty-cell="false">
          <table:help-message table:display="true"/>
          <table:error-message table:display="true"/>
        </table:content-validation>
        <table:content-validation table:name="val24" table:condition="of:cell-content-is-in-list(&quot;A&quot;;&quot;B&quot;;&quot;C&quot;)">
          <table:help-message table:display="true"/>
          <table:error-message table:display="true"/>
        </table:content-validation>
        <table:content-validation table:name="val25" table:condition="of:cell-content-is-in-list(&quot;A&quot;;&quot;B&quot;;&quot;C&quot;)" table:display-list="none">
          <table:help-message table:display="true"/>
          <table:error-message table:display="true"/>
        </table:content-validation>
        <table:content-validation table:name="val26">
          <table:help-message table:title="Title" table:display="true">
            <text:p>Input</text:p>
          </table:help-message>
          <table:error-message table:display="true"/>
        </table:content-validation>
        <table:content-validation table:name="val27">
          <table:help-message/>
          <table:error-message table:display="true"/>
        </table:content-validation>
        <table:content-validation table:name="val28">
          <table:help-message table:title="Title">
            <text:p>Input</text:p>
          </table:help-message>
          <table:error-message table:display="true"/>
        </table:content-validation>
        <table:content-validation table:name="val29" table:condition="of:cell-content-is-whole-number() and cell-content()=5">
          <table:help-message table:display="true"/>
          <table:error-message table:title="Title" table:display="true">
            <text:p>Error</text:p>
          </table:error-message>
        </table:content-validation>
        <table:content-validation table:name="val30" table:condition="of:cell-content-is-whole-number() and cell-content()=5">
          <table:help-message table:display="true"/>
          <table:error-message/>
        </table:content-validation>
        <table:content-validation table:name="val31" table:condition="of:cell-content-is-whole-number() and cell-content()=5">
          <table:help-message table:display="true"/>
          <table:error-message table:title="Title">
            <text:p>Error</text:p>
          </table:error-message>
        </table:content-validation>
        <table:content-validation table:name="val32" table:condition="of:cell-content-is-whole-number() and cell-content()=5">
          <table:help-message table:display="true"/>
          <table:error-message table:display="true"/>
        </table:content-validation>
        <table:content-validation table:name="val33" table:condition="of:cell-content-is-whole-number() and cell-content()=5">
          <table:help-message table:display="true"/>
          <table:error-message table:display="true" table:message-type="warning"/>
        </table:content-validation>
        <table:content-validation table:name="val34" table:condition="of:cell-content-is-whole-number() and cell-content()=5">
          <table:help-message table:display="true"/>
          <table:error-message table:display="true" table:message-type="information"/>
        </table:content-validation>
      </table:content-validations>
      <table:table table:name="Typ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A VALIDATION TEST DOCUMENT</text:p>
          </table:table-cell>
          <table:table-cell table:style-name="ce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TYPES AND CONDITIONS</text:p>
          </table:table-cell>
          <table:table-cell table:style-name="ce3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CONDITION OPERATORS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le numbers between 1 and 9</text:p>
          </table:table-cell>
          <table:table-cell table:content-validation-name="val1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not between 1 and 9</text:p>
          </table:table-cell>
          <table:table-cell table:content-validation-name="val2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equal to 5</text:p>
          </table:table-cell>
          <table:table-cell table:content-validation-name="val3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not equal to 5</text:p>
          </table:table-cell>
          <table:table-cell table:content-validation-name="val4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greater than 5</text:p>
          </table:table-cell>
          <table:table-cell table:content-validation-name="val5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less than 5</text:p>
          </table:table-cell>
          <table:table-cell table:content-validation-name="val6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greater than or equal to 5</text:p>
          </table:table-cell>
          <table:table-cell table:content-validation-name="val7" table:style-name="ce1"/>
          <table:table-cell table:number-columns-repeated="16382"/>
        </table:table-row>
        <table:table-row table:style-name="ro2">
          <table:table-cell office:value-type="string" table:style-name="ce1">
            <text:p>whole numbers less than or equal to 5</text:p>
          </table:table-cell>
          <table:table-cell table:content-validation-name="val8" table:style-name="ce1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SIMPLE VALIDATION TYPES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Validation type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le numbers between 3 and 5</text:p>
          </table:table-cell>
          <table:table-cell table:content-validation-name="val9" table:style-name="ce1"/>
          <table:table-cell table:number-columns-repeated="16382"/>
        </table:table-row>
        <table:table-row table:style-name="ro2">
          <table:table-cell office:value-type="string" table:style-name="ce1">
            <text:p>decimal numbers between 3 and 5</text:p>
          </table:table-cell>
          <table:table-cell table:content-validation-name="val10" table:style-name="ce1"/>
          <table:table-cell table:number-columns-repeated="16382"/>
        </table:table-row>
        <table:table-row table:style-name="ro2">
          <table:table-cell office:value-type="string" table:style-name="ce1">
            <text:p>dates between 1999-Jan-03 and 1999-Jan-05</text:p>
          </table:table-cell>
          <table:table-cell table:content-validation-name="val11" table:style-name="ce1"/>
          <table:table-cell table:number-columns-repeated="16382"/>
        </table:table-row>
        <table:table-row table:style-name="ro2">
          <table:table-cell office:value-type="string" table:style-name="ce1">
            <text:p>times between 03:00:00 and 05:00:00</text:p>
          </table:table-cell>
          <table:table-cell table:content-validation-name="val12" table:style-name="ce1"/>
          <table:table-cell table:number-columns-repeated="16382"/>
        </table:table-row>
        <table:table-row table:style-name="ro2">
          <table:table-cell office:value-type="string" table:style-name="ce1">
            <text:p>text length between 3 and 5</text:p>
          </table:table-cell>
          <table:table-cell table:content-validation-name="val13" table:style-name="ce1"/>
          <table:table-cell table:number-columns-repeated="16382"/>
        </table:table-row>
        <table:table-row table:number-rows-repeated="1048554" table:style-name="ro2">
          <table:table-cell table:number-columns-repeated="16384"/>
        </table:table-row>
      </table:table>
      <table:table table:name="Formulas" table:style-name="ta2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DATA VALIDATION TEST DOCUMENT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REFERENCES AND FORMULAS</text:p>
          </table:table-cell>
          <table:table-cell table:number-columns-repeated="4" table:style-name="ce3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REFERENCES IN CONDITIONS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style-name="ce6"/>
          <table:table-cell office:value-type="string" table:style-name="ce6">
            <text:p>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">
            <text:p>whole numbers between =C7 and $E$8+1</text:p>
          </table:table-cell>
          <table:table-cell table:content-validation-name="val14" table:style-name="ce7"/>
          <table:table-cell office:value-type="float" office:value="1" table:style-name="ce1">
            <text:p>1</text:p>
          </table:table-cell>
          <table:table-cell table:content-validation-name="val14" table:style-name="ce7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ust: between cell to the right and 5</text:p>
          </table:table-cell>
          <table:table-cell table:content-validation-name="val14" table:style-name="ce8"/>
          <table:table-cell office:value-type="float" office:value="2" table:style-name="ce1">
            <text:p>2</text:p>
          </table:table-cell>
          <table:table-cell table:content-validation-name="val14" table:style-name="ce8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CUSTOM FORMULA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style-name="ce6"/>
          <table:table-cell office:value-type="string" table:style-name="ce6">
            <text:p>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9">
            <text:p>=B12=C12</text:p>
          </table:table-cell>
          <table:table-cell table:content-validation-name="val15" table:style-name="ce7"/>
          <table:table-cell office:value-type="float" office:value="5" table:style-name="ce1">
            <text:p>5</text:p>
          </table:table-cell>
          <table:table-cell table:content-validation-name="val15" table:style-name="ce7"/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ust: equal to cell to the right</text:p>
          </table:table-cell>
          <table:table-cell table:content-validation-name="val15" table:style-name="ce8"/>
          <table:table-cell office:value-type="float" office:value="6" table:style-name="ce1">
            <text:p>6</text:p>
          </table:table-cell>
          <table:table-cell table:content-validation-name="val15" table:style-name="ce8"/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=B14=$C$14</text:p>
          </table:table-cell>
          <table:table-cell table:content-validation-name="val16" table:style-name="ce7"/>
          <table:table-cell office:value-type="float" office:value="9" table:style-name="ce1">
            <text:p>9</text:p>
          </table:table-cell>
          <table:table-cell table:content-validation-name="val16" table:style-name="ce7"/>
          <table:table-cell table:number-columns-repeated="16380" table:style-name="ce1"/>
        </table:table-row>
        <table:table-row table:style-name="ro2">
          <table:table-cell office:value-type="string" table:style-name="ce10">
            <text:p>must: equal to value 9 (value in cell C14)</text:p>
          </table:table-cell>
          <table:table-cell table:content-validation-name="val16" table:style-name="ce8"/>
          <table:table-cell table:style-name="ce1"/>
          <table:table-cell table:content-validation-name="val16" table:style-name="ce8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SOURCE RANGE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style-name="ce6"/>
          <table:table-cell office:value-type="string" table:style-name="ce6">
            <text:p>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9">
            <text:p>=C$19:C$21</text:p>
          </table:table-cell>
          <table:table-cell table:content-validation-name="val17" table:style-name="ce7"/>
          <table:table-cell office:value-type="float" office:value="1" table:style-name="ce1">
            <text:p>1</text:p>
          </table:table-cell>
          <table:table-cell table:content-validation-name="val17" table:style-name="ce7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ust: 3-element list to right of cells</text:p>
          </table:table-cell>
          <table:table-cell table:content-validation-name="val17" table:style-name="ce11"/>
          <table:table-cell office:value-type="float" office:value="2" table:style-name="ce1">
            <text:p>2</text:p>
          </table:table-cell>
          <table:table-cell table:content-validation-name="val17" table:style-name="ce1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table:style-name="ce1"/>
          <table:table-cell table:content-validation-name="val17" table:style-name="ce8"/>
          <table:table-cell office:value-type="float" office:value="3" table:style-name="ce1">
            <text:p>3</text:p>
          </table:table-cell>
          <table:table-cell table:content-validation-name="val17" table:style-name="ce8"/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=$C$22:$C$24</text:p>
          </table:table-cell>
          <table:table-cell table:content-validation-name="val18" table:style-name="ce7"/>
          <table:table-cell office:value-type="string" table:style-name="ce1">
            <text:p>A</text:p>
          </table:table-cell>
          <table:table-cell table:content-validation-name="val18" table:style-name="ce7"/>
          <table:table-cell table:number-columns-repeated="16380" table:style-name="ce1"/>
        </table:table-row>
        <table:table-row table:style-name="ro2">
          <table:table-cell office:value-type="string" table:style-name="ce10">
            <text:p>must: A,B,C (list in range C22:C24)</text:p>
          </table:table-cell>
          <table:table-cell table:content-validation-name="val18" table:style-name="ce11"/>
          <table:table-cell office:value-type="string" table:style-name="ce1">
            <text:p>B</text:p>
          </table:table-cell>
          <table:table-cell table:content-validation-name="val18" table:style-name="ce11"/>
          <table:table-cell table:number-columns-repeated="16380" table:style-name="ce1"/>
        </table:table-row>
        <table:table-row table:style-name="ro2">
          <table:table-cell table:style-name="ce1"/>
          <table:table-cell table:content-validation-name="val18" table:style-name="ce8"/>
          <table:table-cell office:value-type="string" table:style-name="ce1">
            <text:p>C</text:p>
          </table:table-cell>
          <table:table-cell table:content-validation-name="val18" table:style-name="ce8"/>
          <table:table-cell office:value-type="string" table:style-name="ce1">
            <text:p>D</text:p>
          </table:table-cell>
          <table:table-cell table:number-columns-repeated="16379"/>
        </table:table-row>
        <table:table-row table:style-name="ro2">
          <table:table-cell office:value-type="string" table:style-name="ce9">
            <text:p>=name</text:p>
          </table:table-cell>
          <table:table-cell table:content-validation-name="val19" table:style-name="ce7"/>
          <table:table-cell table:style-name="ce1"/>
          <table:table-cell table:content-validation-name="val19" table:style-name="ce7"/>
          <table:table-cell office:value-type="string" table:style-name="ce1">
            <text:p>E</text:p>
          </table:table-cell>
          <table:table-cell table:number-columns-repeated="16379"/>
        </table:table-row>
        <table:table-row table:style-name="ro2">
          <table:table-cell office:value-type="string" table:style-name="ce10">
            <text:p>must: D,E,F (list in range E24:E26)</text:p>
          </table:table-cell>
          <table:table-cell table:content-validation-name="val19" table:style-name="ce8"/>
          <table:table-cell table:style-name="ce1"/>
          <table:table-cell table:content-validation-name="val19" table:style-name="ce8"/>
          <table:table-cell office:value-type="string" table:style-name="ce1">
            <text:p>F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STRING LIST</text:p>
          </table:table-cell>
          <table:table-cell table:number-columns-repeated="4" table:style-name="ce4"/>
          <table:table-cell table:number-columns-repeated="16379"/>
        </table:table-row>
        <table:table-row table:style-name="ro2">
          <table:table-cell office:value-type="string" table:style-name="ce5">
            <text:p>Condition</text:p>
          </table:table-cell>
          <table:table-cell office:value-type="string" table:style-name="ce6">
            <text:p>Is</text:p>
          </table:table-cell>
          <table:table-cell table:style-name="ce6"/>
          <table:table-cell office:value-type="string" table:style-name="ce6">
            <text:p>Is</text:p>
          </table:table-cell>
          <table:table-cell table:style-name="ce6"/>
          <table:table-cell table:number-columns-repeated="16379"/>
        </table:table-row>
        <table:table-row table:style-name="ro2">
          <table:table-cell office:value-type="string" table:style-name="ce1">
            <text:p>"A","B","C"</text:p>
          </table:table-cell>
          <table:table-cell table:content-validation-name="val20" table:style-name="ce12"/>
          <table:table-cell table:style-name="ce1"/>
          <table:table-cell table:content-validation-name="val20" table:style-name="ce12"/>
          <table:table-cell table:number-columns-repeated="16380" table:style-name="ce1"/>
        </table:table-row>
        <table:table-row table:style-name="ro2">
          <table:table-cell office:value-type="string" table:style-name="ce1">
            <text:p>"A"," <text:s/>B"," <text:s/>C <text:s/>","1%"</text:p>
          </table:table-cell>
          <table:table-cell table:content-validation-name="val21" table:style-name="ce12"/>
          <table:table-cell table:style-name="ce1"/>
          <table:table-cell table:content-validation-name="val21" table:style-name="ce12"/>
          <table:table-cell table:number-columns-repeated="16380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Settings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DATA VALIDATION TEST DOCUMENT</text:p>
          </table:table-cell>
          <table:table-cell table:style-name="ce2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VALIDATION SETTINGS</text:p>
          </table:table-cell>
          <table:table-cell table:style-name="ce3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ALLOW EMPTY CELLS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Setting (whole numbers equal to 5)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ow empty cell</text:p>
          </table:table-cell>
          <table:table-cell office:value-type="float" office:value="5" table:content-validation-name="val22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o not allow empty cell</text:p>
          </table:table-cell>
          <table:table-cell office:value-type="float" office:value="5" table:content-validation-name="val23" table:style-name="ce1">
            <text:p>5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DROPDOWN LIST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Setting (string list "A","B","C")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dropdown list</text:p>
          </table:table-cell>
          <table:table-cell table:content-validation-name="val24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dropdown list</text:p>
          </table:table-cell>
          <table:table-cell table:content-validation-name="val25" table:style-name="ce1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INPUT MESSAGE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Setting (all values)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input message, message = "", title = ""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how input message, message = "Input", title = "Title"</text:p>
          </table:table-cell>
          <table:table-cell table:content-validation-name="val26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input message, message = "", title = ""</text:p>
          </table:table-cell>
          <table:table-cell table:content-validation-name="val27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input message, message = "Input", title = "Title"</text:p>
          </table:table-cell>
          <table:table-cell table:content-validation-name="val28" table:style-name="ce1"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4 - ALERT MESSAGE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6">
            <text:p>Setting (whole numbers equal to 5)</text:p>
          </table:table-cell>
          <table:table-cell office:value-type="string" table:style-name="ce6">
            <text:p>I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error message, message = "", title = ""</text:p>
          </table:table-cell>
          <table:table-cell table:content-validation-name="val22" table:style-name="ce1"/>
          <table:table-cell table:number-columns-repeated="16382"/>
        </table:table-row>
        <table:table-row table:style-name="ro2">
          <table:table-cell office:value-type="string" table:style-name="ce1">
            <text:p>show error message, message = "Error", title = "Title"</text:p>
          </table:table-cell>
          <table:table-cell table:content-validation-name="val29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error message, message = "", title = ""</text:p>
          </table:table-cell>
          <table:table-cell table:content-validation-name="val30" table:style-name="ce1"/>
          <table:table-cell table:number-columns-repeated="16382"/>
        </table:table-row>
        <table:table-row table:style-name="ro2">
          <table:table-cell office:value-type="string" table:style-name="ce1">
            <text:p>do not show error message, message = "Error", title = "Title"</text:p>
          </table:table-cell>
          <table:table-cell table:content-validation-name="val31" table:style-name="ce1"/>
          <table:table-cell table:number-columns-repeated="16382"/>
        </table:table-row>
        <table:table-row table:style-name="ro2">
          <table:table-cell office:value-type="string" table:style-name="ce1">
            <text:p>alert style: error</text:p>
          </table:table-cell>
          <table:table-cell table:content-validation-name="val32" table:style-name="ce1"/>
          <table:table-cell table:number-columns-repeated="16382"/>
        </table:table-row>
        <table:table-row table:style-name="ro2">
          <table:table-cell office:value-type="string" table:style-name="ce1">
            <text:p>alert style: warning</text:p>
          </table:table-cell>
          <table:table-cell table:content-validation-name="val33" table:style-name="ce1"/>
          <table:table-cell table:number-columns-repeated="16382"/>
        </table:table-row>
        <table:table-row table:style-name="ro2">
          <table:table-cell office:value-type="string" table:style-name="ce1">
            <text:p>alert style: information</text:p>
          </table:table-cell>
          <table:table-cell table:content-validation-name="val34" table:style-name="ce1"/>
          <table:table-cell table:number-columns-repeated="16382"/>
        </table:table-row>
        <table:table-row table:number-rows-repeated="1048546" table:style-name="ro2">
          <table:table-cell table:number-columns-repeated="16384"/>
        </table:table-row>
      </table:table>
      <table:named-expressions>
        <table:named-range table:name="name" table:cell-range-address="Formulas.$E$24:Formulas.$E$26" table:base-cell-address="Formula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top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Sheherazade</dc:creator>
    <meta:creation-date>2007-10-12T11:00:27Z</meta:creation-date>
    <dc:date>2013-11-28T17:15:38Z</dc:date>
  </office:meta>
</office:document-meta>
</file>